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82H19M06.053051S" calcext:value-type="time">
            <text:p>1282:1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idle behavior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8H23M42.836S" calcext:value-type="time">
            <text:p>08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7:40:36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1T09:51:31.385000000</dc:date>
    <meta:editing-duration>P56DT20H6M47S</meta:editing-duration>
    <meta:editing-cycles>1496</meta:editing-cycles>
    <meta:generator>LibreOffice/7.2.6.2$Windows_X86_64 LibreOffice_project/b0ec3a565991f7569a5a7f5d24fed7f52653d754</meta:generator>
    <dc:creator>Benjamin Laws</dc:creator>
    <meta:document-statistic meta:table-count="2" meta:cell-count="1838" meta:object-count="0"/>
  </office:meta>
</office:document-meta>
</file>